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3393" officeooo:paragraph-rsid="000b3393"/>
    </style:style>
    <style:style style:name="P2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0b3393" officeooo:paragraph-rsid="000b33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Lab 4</text:p>
      <text:p text:style-name="P1">//Sam Disharoon</text:p>
      <text:p text:style-name="P1">//main.cpp</text:p>
      <text:p text:style-name="P1">#include&lt;iostream&gt;</text:p>
      <text:p text:style-name="P1">#include"priorityQ.h"</text:p>
      <text:p text:style-name="P1">#include&lt;time.h&gt;</text:p>
      <text:p text:style-name="P1">#include&lt;string&gt;</text:p>
      <text:p text:style-name="P1">int main(){</text:p>
      <text:p text:style-name="P1"><text:tab/>int n=0;</text:p>
      <text:p text:style-name="P1"><text:tab/>std::cout&lt;&lt;"How large do you want your array?\n";</text:p>
      <text:p text:style-name="P1"><text:tab/>std::cin&gt;&gt;n;</text:p>
      <text:p text:style-name="P1"><text:tab/>int* arr=new int[n];</text:p>
      <text:p text:style-name="P1"><text:tab/>for(int i=0;i&lt;n;i++){</text:p>
      <text:p text:style-name="P1"><text:tab/> arr[i]=i;</text:p>
      <text:p text:style-name="P1"><text:tab/>}</text:p>
      <text:p text:style-name="P1"><text:tab/>int* arrP=new int[n];</text:p>
      <text:p text:style-name="P1"><text:tab/>for(int j=0;j&lt;n;j++){</text:p>
      <text:p text:style-name="P1"><text:tab/>arr[j]=j+1;</text:p>
      <text:p text:style-name="P1"><text:tab/>}</text:p>
      <text:p text:style-name="P1"><text:tab/>HeapQ&lt;int&gt; A1(arr,arrP,n);</text:p>
      <text:p text:style-name="P1"><text:tab/>//A1.BuildMaxHeap(A1);<text:tab/>Doesn't work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tab/>delete [] arr;</text:p>
      <text:p text:style-name="P1"><text:tab/>delete [] arrP;</text:p>
      <text:p text:style-name="P1">return 0;</text:p>
      <text:p text:style-name="P2">}</text:p>
      <text:p text:style-name="P1">//Sam Disharoon</text:p>
      <text:p text:style-name="P1">//priorityQ.cpp</text:p>
      <text:p text:style-name="P1">#include"priorityQ.h"</text:p>
      <text:p text:style-name="P1">#include&lt;iostream&gt;</text:p>
      <text:p text:style-name="P1">#include&lt;algorithm&gt;</text:p>
      <text:p text:style-name="P1">#include&lt;limits&gt;</text:p>
      <text:p text:style-name="P1">template&lt;class T&gt;</text:p>
      <text:p text:style-name="P1">HeapQ&lt;T&gt;::HeapQ(T* A, int* p, int i){</text:p>
      <text:p text:style-name="P1"><text:tab/>for(int x=0;x&lt;i;x++){</text:p>
      <text:p text:style-name="P1"><text:tab/>arr[x]=A[x];</text:p>
      <text:p text:style-name="P1"><text:tab/>}</text:p>
      <text:p text:style-name="P1"><text:tab/>for(int y=0;y&lt;i;y++){</text:p>
      <text:p text:style-name="P1"><text:tab/>}</text:p>
      <text:p text:style-name="P1"><text:tab/><text:tab/></text:p>
      <text:p text:style-name="P1">}</text:p>
      <text:p text:style-name="P1">template&lt;class T&gt;</text:p>
      <text:p text:style-name="P1">int HeapQ&lt;T&gt;::parent(int i){return i/2;}</text:p>
      <text:p text:style-name="P1"><text:soft-page-break/>template&lt;class T&gt;</text:p>
      <text:p text:style-name="P1">int HeapQ&lt;T&gt;::left(int i){return 2*i;}</text:p>
      <text:p text:style-name="P1">template&lt;class T&gt;</text:p>
      <text:p text:style-name="P1">int HeapQ&lt;T&gt;::right(int i){return (2*i)+1;}</text:p>
      <text:p text:style-name="P1">template&lt;class T&gt;</text:p>
      <text:p text:style-name="P1">void HeapQ&lt;T&gt;::MaxHeapify(HeapQ A, int i){</text:p>
      <text:p text:style-name="P1">int l=left(i);</text:p>
      <text:p text:style-name="P1"><text:s text:c="8"/>int r=right(i);</text:p>
      <text:p text:style-name="P1"><text:s text:c="8"/>int largest=0;</text:p>
      <text:p text:style-name="P1"><text:s text:c="8"/>if(l&lt;=A.heap_size &amp;&amp; A[l]&gt;A[i]){</text:p>
      <text:p text:style-name="P1"><text:s text:c="8"/>largest=l;</text:p>
      <text:p text:style-name="P1"><text:s text:c="8"/>}</text:p>
      <text:p text:style-name="P1"><text:s text:c="8"/>else {largest=i;}</text:p>
      <text:p text:style-name="P1"><text:s text:c="8"/>if(r&lt;=A.heap_size &amp;&amp; A[r]&gt;A[largest]){</text:p>
      <text:p text:style-name="P1"><text:s text:c="8"/>largest=r;</text:p>
      <text:p text:style-name="P1"><text:s text:c="8"/>}</text:p>
      <text:p text:style-name="P1"><text:s text:c="8"/>if(i!=largest){std::swap(A[i],A[largest]);</text:p>
      <text:p text:style-name="P1"><text:s text:c="8"/>MaxHeapify(A,largest);</text:p>
      <text:p text:style-name="P1"><text:s text:c="8"/>}</text:p>
      <text:p text:style-name="P1">}</text:p>
      <text:p text:style-name="P1">template&lt;class T&gt;</text:p>
      <text:p text:style-name="P1">void HeapQ&lt;T&gt;::BuildMaxHeap(HeapQ A){</text:p>
      <text:p text:style-name="P1"><text:s text:c="8"/>A.heap_size=A.length;</text:p>
      <text:p text:style-name="P1"><text:s text:c="8"/>for(int i=A.length/2;i&gt;0;i--){MaxHeapify(A,i);}</text:p>
      <text:p text:style-name="P1">}</text:p>
      <text:p text:style-name="P1">template&lt;class T&gt;</text:p>
      <text:p text:style-name="P1">T HeapQ&lt;T&gt;::extract_Max(HeapQ A){</text:p>
      <text:p text:style-name="P1"><text:tab/>T tmp=A[0];</text:p>
      <text:p text:style-name="P1"><text:tab/>A[0]=A[A.heap_size];</text:p>
      <text:p text:style-name="P1"><text:tab/>MaxHeapify(A,1);</text:p>
      <text:p text:style-name="P1"><text:tab/>return tmp;</text:p>
      <text:p text:style-name="P1">}</text:p>
      <text:p text:style-name="P1">template&lt;class T&gt;</text:p>
      <text:p text:style-name="P1">T HeapQ&lt;T&gt;::peek(){</text:p>
      <text:p text:style-name="P1"><text:tab/>return arr[0];</text:p>
      <text:p text:style-name="P1">}</text:p>
      <text:p text:style-name="P1">template&lt;class T&gt;</text:p>
      <text:p text:style-name="P1">void HeapQ&lt;T&gt;::insert(HeapQ A, int i){</text:p>
      <text:p text:style-name="P1"><text:tab/>A.heap_size=A.heap_size+1;</text:p>
      <text:p text:style-name="P1"><text:tab/>A[A.heap_size]=std::numeric_limits&lt;int&gt;::min();</text:p>
      <text:p text:style-name="P1">}</text:p>
      <text:p text:style-name="P1">template&lt;class T&gt;</text:p>
      <text:p text:style-name="P1">void HeapQ&lt;T&gt;::increase_key(HeapQ A, int i, int k){</text:p>
      <text:p text:style-name="P1"><text:tab/>if (k&lt;A[i])</text:p>
      <text:p text:style-name="P1"><text:tab/>{std::cout&lt;&lt;"New key is smalelr than old key!\n";</text:p>
      <text:p text:style-name="P1"><text:tab/>return;}</text:p>
      <text:p text:style-name="P1"><text:tab/>A[i]=k;</text:p>
      <text:p text:style-name="P1"><text:tab/>while(i&gt;1 &amp;&amp; A[parent(i)]&lt;A[i])</text:p>
      <text:p text:style-name="P1"><text:tab/>{std::swap(A[i],A[parent(i)]);</text:p>
      <text:p text:style-name="P1"><text:soft-page-break/><text:tab/>i=parent(i);</text:p>
      <text:p text:style-name="P1"><text:tab/>}</text:p>
      <text:p text:style-name="P2">}</text:p>
      <text:p text:style-name="P1">//Sam Disharoon</text:p>
      <text:p text:style-name="P1">//priorityQ.h</text:p>
      <text:p text:style-name="P1">#ifndef PRIORITYQ_H</text:p>
      <text:p text:style-name="P1">#define PRIORITYQ_H</text:p>
      <text:p text:style-name="P1">template &lt;class T&gt;</text:p>
      <text:p text:style-name="P1">class HeapQ {</text:p>
      <text:p text:style-name="P1"><text:tab/>private:</text:p>
      <text:p text:style-name="P1"><text:tab/>template &lt;class U&gt;</text:p>
      <text:p text:style-name="P1"><text:tab/>struct Heapobj {</text:p>
      <text:p text:style-name="P1"><text:tab/>T data;</text:p>
      <text:p text:style-name="P1"><text:tab/>int key;</text:p>
      <text:p text:style-name="P1"><text:tab/>};</text:p>
      <text:p text:style-name="P1"><text:tab/>Heapobj&lt;T&gt;* arr;</text:p>
      <text:p text:style-name="P1"><text:tab/>int length,heap_size;</text:p>
      <text:p text:style-name="P1"><text:tab/>void increase_key(HeapQ,int,int);</text:p>
      <text:p text:style-name="P1"><text:tab/>public:</text:p>
      <text:p text:style-name="P1"><text:tab/>HeapQ(T*,int*,int);</text:p>
      <text:p text:style-name="P1"><text:tab/>int parent(int);</text:p>
      <text:p text:style-name="P1"><text:tab/>int left(int);</text:p>
      <text:p text:style-name="P1"><text:tab/>int right(int);</text:p>
      <text:p text:style-name="P1"><text:tab/>void MaxHeapify(HeapQ,int);</text:p>
      <text:p text:style-name="P1"><text:tab/>void BuildMaxHeap(HeapQ);</text:p>
      <text:p text:style-name="P1"><text:tab/>void printH(HeapQ);</text:p>
      <text:p text:style-name="P1"><text:tab/>T extract_Max(HeapQ);</text:p>
      <text:p text:style-name="P1"><text:tab/>T peek();</text:p>
      <text:p text:style-name="P1"><text:tab/>void insert(HeapQ,int);</text:p>
      <text:p text:style-name="P1"/>
      <text:p text:style-name="P1">};</text:p>
      <text:p text:style-name="P1">#include"priorityQ.cpp"</text:p>
      <text:p text:style-name="P1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8:14:07.236569060</meta:creation-date>
    <meta:print-date>2019-09-26T08:15:31.708530608</meta:print-date>
    <dc:date>2019-09-26T08:17:00.806444358</dc:date>
    <meta:editing-duration>PT2M55S</meta:editing-duration>
    <meta:editing-cycles>1</meta:editing-cycles>
    <meta:document-statistic meta:table-count="0" meta:image-count="0" meta:object-count="0" meta:page-count="3" meta:paragraph-count="124" meta:word-count="239" meta:character-count="2305" meta:non-whitespace-character-count="2018"/>
    <meta:generator>LibreOffice/5.3.6.1$Linux_X86_64 LibreOffice_project/30$Build-1</meta:generator>
  </office:meta>
</office:document-meta>
</file>